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10.89mm" fo:min-width="36.34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 Teste" table:style-name="ta1">
        <table:shapes>
          <draw:custom-shape draw:z-index="0" draw:style-name="gr1" draw:text-style-name="P1" svg:width="36.34mm" svg:height="10.89mm" svg:x="3.58mm" svg:y="1.59mm">
            <office:event-listeners>
              <script:event-listener script:language="ooo:script" script:event-name="dom:click" xlink:href="vnd.sun.star.script:macro_extra|macro_libreoffice_extra.py$exemplo?language=Python&amp;location=user" xlink:type="simple"/>
            </office:event-listeners>
            <text:p text:style-name="P1">Executar Macro Py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PLANILHA TESTE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usr/local/b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usr/b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b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usr/local/gam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usr/gam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YTHON PA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usr/lib/libreoffice/program/../progr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8">00/00/0000</text:date>, <text:time style:data-style-name="N2" text:time-value="17:32:13.1234608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5:24:18.100678971</meta:creation-date>
    <dc:date>2020-08-08T17:32:28.711183576</dc:date>
    <meta:editing-duration>PT3H25M57S</meta:editing-duration>
    <meta:editing-cycles>14</meta:editing-cycles>
    <meta:generator>LibreOffice/5.2.7.2$Linux_x86 LibreOffice_project/20m0$Build-2</meta:generator>
    <meta:document-statistic meta:table-count="1" meta:cell-count="10" meta:object-count="1"/>
  </office:meta>
</office:document-meta>
</file>